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2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9cm" fo:margin-left="0.06cm" fo:margin-right="-0.069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7.009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3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24a0da" officeooo:paragraph-rsid="003cc042" fo:background-color="transparent" style:font-size-asian="10pt" style:font-weight-asian="bold" style:font-size-complex="10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style:font-name="Arial3" fo:font-size="8pt" fo:font-weight="bold" fo:background-color="#ffff00" style:font-size-asian="8pt" style:font-weight-asian="bold" style:font-size-complex="8pt" style:font-weight-complex="bold"/>
    </style:style>
    <style:style style:name="P7" style:family="paragraph" style:parent-style-name="Text_20_body_20__28_user_29_">
      <style:paragraph-properties fo:text-align="justify" style:justify-single-word="false"/>
      <style:text-properties fo:color="#000000" loext:opacity="100%" style:font-name="Arial2" fo:font-size="10pt" style:font-size-asian="10pt" style:font-size-complex="10pt"/>
    </style:style>
    <style:style style:name="P8" style:family="paragraph" style:parent-style-name="Text_20_body_20__28_user_29_">
      <style:paragraph-properties fo:text-align="justify" style:justify-single-word="false"/>
      <style:text-properties fo:color="#000000" loext:opacity="100%" style:font-name="Arial2" fo:font-size="10pt" officeooo:rsid="0012e3c8" officeooo:paragraph-rsid="004ed157" style:font-size-asian="10pt" style:font-size-complex="10pt"/>
    </style:style>
    <style:style style:name="P9" style:family="paragraph" style:parent-style-name="Text_20_body_20__28_user_29_">
      <style:paragraph-properties fo:text-align="center" style:justify-single-word="false"/>
      <style:text-properties fo:color="#000000" loext:opacity="100%" style:font-name="Arial2" fo:font-size="10pt" fo:font-weight="bold" officeooo:rsid="004484a2" officeooo:paragraph-rsid="004484a2" style:font-size-asian="10pt" style:font-weight-asian="bold" style:font-size-complex="10pt" style:font-weight-complex="bold"/>
    </style:style>
    <style:style style:name="P1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paragraph-rsid="002fd5b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paragraph-rsid="004220ae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373d94" officeooo:paragraph-rsid="004484a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3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308b62" officeooo:paragraph-rsid="00308b6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4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308b62" officeooo:paragraph-rsid="0050491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5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2" fo:font-size="10pt" fo:font-weight="normal" officeooo:rsid="001541bd" officeooo:paragraph-rsid="004220a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6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2" fo:font-size="10pt" fo:language="es" fo:country="ES" fo:font-weight="normal" officeooo:rsid="001541bd" officeooo:paragraph-rsid="004220a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4ed157"/>
    </style:style>
    <style:style style:name="P1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style:font-name="Arial2" fo:font-size="10pt" officeooo:paragraph-rsid="0051cdab" style:font-size-asian="10pt" style:font-size-complex="10pt"/>
    </style:style>
    <style:style style:name="P19" style:family="paragraph" style:parent-style-name="Standard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391807" officeooo:paragraph-rsid="003cc04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0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4220ae" style:font-size-asian="10pt" style:font-name-complex="Arial4" style:font-size-complex="10pt"/>
    </style:style>
    <style:style style:name="P22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51d961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3" fo:font-size="13pt" fo:font-style="italic" fo:font-weight="bold" officeooo:paragraph-rsid="0048fb45" style:font-size-asian="13pt" style:font-style-asian="italic" style:font-weight-asian="bold" style:font-size-complex="13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" style:family="text">
      <style:text-properties fo:color="#000000" loext:opacity="100%" officeooo:rsid="0012e3c8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" style:family="text">
      <style:text-properties fo:color="#000000" loext:opacity="100%" officeooo:rsid="00433305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" style:family="text">
      <style:text-properties fo:color="#000000" loext:opacity="100%" fo:font-weight="bold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5" style:family="text">
      <style:text-properties fo:color="#000000" loext:opacity="100%" style:font-name="Arial" fo:language="es" fo:country="ES" fo:font-style="normal" style:text-underline-style="none" fo:font-weight="bold" officeooo:rsid="0024a0da" style:letter-kerning="true" fo:background-color="transparent" loext:char-shading-value="0" style:font-name-asian="SimSun" style:language-asian="zh" style:country-asian="CN" style:font-style-asian="italic" style:font-weight-asian="bold" style:font-name-complex="Lucida Sans" style:language-complex="hi" style:country-complex="IN" style:font-weight-complex="bold"/>
    </style:style>
    <style:style style:name="T6" style:family="text">
      <style:text-properties fo:color="#000000" loext:opacity="100%" style:text-line-through-style="none" style:text-line-through-type="none" style:font-name="Arial1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language-asian="zh" style:country-asian="CN" style:font-style-asian="normal" style:font-weight-asian="normal" style:font-name-complex="Arial2" style:language-complex="ar" style:country-complex="SA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541bd" style:letter-kerning="true" style:text-blinking="false" fo:background-color="transparent" loext:char-shading-value="0" style:font-name-asian="SimSun" style:language-asian="zh" style:country-asian="CN" style:font-style-asian="normal" style:font-weight-asian="normal" style:font-name-complex="Tahoma1" style:language-complex="hi" style:country-complex="IN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1541bd" style:letter-kerning="true" style:text-blinking="false" fo:background-color="transparent" loext:char-shading-value="0" style:font-name-asian="SimSun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/>
    </style:style>
    <style:style style:name="T9" style:family="text">
      <style:text-properties fo:color="#000000" loext:opacity="100%" style:font-name="Arial2" fo:font-size="10pt" fo:font-weight="bold" officeooo:rsid="00308b62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0" style:family="text">
      <style:text-properties fo:color="#000000" loext:opacity="100%" style:font-name="Arial2" fo:font-size="10pt" officeooo:rsid="00308b6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1" style:family="text">
      <style:text-properties fo:color="#000000" loext:opacity="100%" style:font-name="Arial2" fo:font-size="10pt" officeooo:rsid="0043330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2" style:family="text">
      <style:text-properties fo:color="#000000" loext:opacity="100%" style:font-name="Arial3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13" style:family="text">
      <style:text-properties fo:color="#000000" loext:opacity="100%" style:font-name="Arial3" officeooo:rsid="004826e0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14" style:family="text">
      <style:text-properties fo:color="#000000" loext:opacity="100%" style:font-name="Arial3" officeooo:rsid="0043891a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15" style:family="text">
      <style:text-properties fo:color="#000000" loext:opacity="100%" style:font-name="Arial3" fo:font-weight="normal" officeooo:rsid="00502b95" style:letter-kerning="true" style:font-name-asian="SimSun" style:language-asian="zh" style:country-asian="CN" style:font-weight-asian="normal" style:font-name-complex="Arial4" style:language-complex="hi" style:country-complex="IN" style:font-weight-complex="normal"/>
    </style:style>
    <style:style style:name="T16" style:family="text">
      <style:text-properties fo:color="#000000" loext:opacity="100%" style:font-name="Arial3" fo:font-weight="normal" officeooo:rsid="004826e0" style:letter-kerning="true" style:font-name-asian="SimSun" style:language-asian="zh" style:country-asian="CN" style:font-weight-asian="normal" style:font-name-complex="Arial4" style:language-complex="hi" style:country-complex="IN" style:font-weight-complex="normal"/>
    </style:style>
    <style:style style:name="T17" style:family="text">
      <style:text-properties officeooo:rsid="00308b62"/>
    </style:style>
    <style:style style:name="T18" style:family="text">
      <style:text-properties officeooo:rsid="003e61b5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officeooo:rsid="0024a0da" style:font-weight-asian="bold" style:font-weight-complex="bold"/>
    </style:style>
    <style:style style:name="T21" style:family="text">
      <style:text-properties style:use-window-font-color="true" loext:opacity="0%" fo:font-weight="normal" style:font-weight-asian="normal" style:font-weight-complex="normal"/>
    </style:style>
    <style:style style:name="T22" style:family="text">
      <style:text-properties officeooo:rsid="003e4a38"/>
    </style:style>
    <style:style style:name="T23" style:family="text">
      <style:text-properties style:font-name="Arial1" fo:letter-spacing="-0.004cm" fo:language="es" fo:country="ES" fo:font-style="normal" style:text-underline-style="none" officeooo:rsid="00040fc1" fo:background-color="transparent" loext:char-shading-value="0" style:font-name-complex="Arial2"/>
    </style:style>
    <style:style style:name="T24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5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26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27" style:family="text">
      <style:text-properties style:font-name="Arial" fo:language="es" fo:country="ES" fo:font-style="normal" style:text-underline-style="none" fo:font-weight="normal" officeooo:rsid="004ee151" fo:background-color="transparent" loext:char-shading-value="0" style:font-weight-asian="normal" style:font-weight-complex="normal"/>
    </style:style>
    <style:style style:name="T28" style:family="text">
      <style:text-properties style:font-name="Arial" fo:language="es" fo:country="ES" fo:font-style="normal" style:text-underline-style="none" fo:font-weight="bold" officeooo:rsid="0024a0da" style:letter-kerning="true" fo:background-color="transparent" loext:char-shading-value="0" style:font-name-asian="SimSun" style:language-asian="zh" style:country-asian="CN" style:font-style-asian="italic" style:font-weight-asian="bold" style:font-name-complex="Lucida Sans" style:language-complex="hi" style:country-complex="IN" style:font-weight-complex="bold"/>
    </style:style>
    <style:style style:name="T29" style:family="text">
      <style:text-properties style:font-name="Arial" fo:language="es" fo:country="ES" fo:font-style="normal" style:text-underline-style="none" fo:font-weight="bold" officeooo:rsid="0024a0da" fo:background-color="transparent" loext:char-shading-value="0" style:font-style-asian="italic" style:font-weight-asian="bold" style:font-name-complex="Lucida Sans"/>
    </style:style>
    <style:style style:name="T30" style:family="text">
      <style:text-properties fo:language="es" fo:country="ES" fo:font-weight="bold" officeooo:rsid="00149f96" style:font-weight-asian="bold" style:font-weight-complex="bold"/>
    </style:style>
    <style:style style:name="T31" style:family="text">
      <style:text-properties officeooo:rsid="00433305"/>
    </style:style>
    <style:style style:name="T32" style:family="text">
      <style:text-properties style:text-line-through-style="none" style:text-line-through-type="none" style:font-name="Arial1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language-asian="zh" style:country-asian="CN" style:font-style-asian="normal" style:font-weight-asian="normal" style:font-name-complex="Arial2" style:language-complex="ar" style:country-complex="SA" style:font-style-complex="normal" style:font-weight-complex="normal"/>
    </style:style>
    <style:style style:name="T33" style:family="text">
      <style:text-properties style:text-line-through-style="none" style:text-line-through-type="none" style:font-name="Arial1" fo:letter-spacing="-0.004cm" fo:language="es" fo:country="ES" fo:font-style="normal" style:text-underline-style="none" fo:font-weight="normal" officeooo:rsid="00040fc1" style:text-blinking="false" fo:background-color="transparent" loext:char-shading-value="0" style:font-name-asian="Verdana" style:font-style-asian="normal" style:font-weight-asian="normal" style:font-name-complex="Arial2" style:language-complex="ar" style:country-complex="SA" style:font-style-complex="normal" style:font-weight-complex="normal"/>
    </style:style>
    <style:style style:name="T34" style:family="text">
      <style:text-properties style:text-line-through-style="none" style:text-line-through-type="none" fo:letter-spacing="-0.004cm" fo:language="es" fo:country="ES" fo:font-style="normal" style:text-underline-style="none" fo:font-weight="normal" officeooo:rsid="001541bd" style:text-blinking="false" fo:background-color="transparent" loext:char-shading-value="0" style:font-style-asian="normal" style:font-weight-asian="normal" style:font-name-complex="Tahoma1" style:font-style-complex="normal" style:font-weight-complex="normal"/>
    </style:style>
    <style:style style:name="T35" style:family="text">
      <style:text-properties officeooo:rsid="004484a2"/>
    </style:style>
    <style:style style:name="T36" style:family="text">
      <style:text-properties fo:font-weight="normal" officeooo:rsid="0054340c" fo:background-color="transparent" loext:char-shading-value="0" style:font-weight-asian="normal" style:font-name-complex="Arial4" style:font-weight-complex="normal"/>
    </style:style>
    <style:style style:name="T37" style:family="text">
      <style:text-properties fo:color="#2a6099" loext:opacity="100%" fo:font-weight="bold" officeooo:rsid="00504918" style:font-weight-asian="bold"/>
    </style:style>
    <style:style style:name="T38" style:family="text">
      <style:text-properties fo:color="#2a6099" loext:opacity="100%" style:font-name="Arial3" fo:font-weight="bold" officeooo:rsid="00502b95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39" style:family="text">
      <style:text-properties officeooo:rsid="00504918"/>
    </style:style>
    <style:style style:name="T40" style:family="text">
      <style:text-properties officeooo:rsid="0051d961"/>
    </style:style>
    <style:style style:name="T41" style:family="text">
      <style:text-properties fo:color="#000000" loext:opacity="100%" style:font-name="NewsGotT" fo:font-size="6pt" fo:language="pt" fo:country="BR" fo:font-style="normal" fo:font-weight="bold" style:font-name-asian="Calibri2" style:font-size-asian="6pt" style:language-asian="es" style:country-asian="ES" style:font-style-asian="normal" style:font-weight-asian="bold" style:font-name-complex="Calibri2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INFORME <text:span text:style-name="T17">TÉCNICO ÁREA GESTORA DE LA SUBVENCIÓN</text:span></text:p>
      <text:p text:style-name="P6"/>
      <text:p text:style-name="P20">Número de expediente: $$V_NUMEXP$$ </text:p>
      <text:p text:style-name="P20">Nombre del expediente: $$V_TITULOEXP$$</text:p>
      <text:p text:style-name="P20">Fecha: $$DIA_SISTEMA$$ <text:span text:style-name="T22">de </text:span>$$MES_SISTEMA$$ <text:span text:style-name="T22">de </text:span>$$EJERCICIO_SISTEMA$$</text:p>
      <text:p text:style-name="P7"/>
      <text:p text:style-name="P8"><text:span text:style-name="T21">D.\Dña.</text:span> $$NOM_TECNICO$$, técnico/<text:span text:style-name="T31">a</text:span> del área $$AREA_TECNICO$$, $$DEL_AYTO$$ $$TRATAMIENTO_AYTO$$ $$NOMBRE_AYTO$$, emite el siguiente informe, en relación con el expediente de justificación de la subvención para la realización <text:span text:style-name="T28"><text:script script:language="JOOScript">[#if DEL_PROYECTO_ACTIVIDAD_label??][#assign DEL_PROYECTO_ACTIVIDAD=DEL_PROYECTO_ACTIVIDAD_label][/#if]</text:script></text:span><text:span text:style-name="Fuente_20_de_20_párrafo_20_predeter."><text:span text:style-name="T32"><text:text-input text:description="JOOScript">${(DEL_PROYECTO_ACTIVIDAD)!}</text:text-input></text:span></text:span><text:span text:style-name="Fuente_20_de_20_párrafo_20_predeter."><text:span text:style-name="T32"><text:s/></text:span></text:span>$$NOMBRE_PROYECTO$$, por importe de $$IMPORTE_SUBVENCION$$ <text:span text:style-name="T35">euros,</text:span> conce<text:span text:style-name="T17">d</text:span>ida a <text:span text:style-name="T34">$$INTERESADO_PRESENTACION$$</text:span><text:span text:style-name="T36">.</text:span></text:p>
      <text:p text:style-name="P9"/>
      <text:p text:style-name="P9">INFORME</text:p>
      <text:p text:style-name="P9"/>
      <text:p text:style-name="P18"><text:span text:style-name="T4">PRIMERO</text:span><text:span text:style-name="T1">.- Por </text:span><text:span text:style-name="T38">[en caso de que el órgano concedente fuese la Alcaldía/Presidencia]</text:span><text:span text:style-name="T13">r</text:span><text:span text:style-name="T12">esolución de </text:span><text:span text:style-name="T14">$$ALCALDIA$$</text:span><text:span text:style-name="T12"> n</text:span><text:span text:style-name="T13">úmero</text:span><text:span text:style-name="T12"> $$NUM_RES_ALCALDIA$$ de fecha $$F_RESOL_ALCALDIA$$ </text:span><text:span text:style-name="T38">[en caso de que el órgano concedente fuese el Pleno]</text:span><text:span text:style-name="T15">acuerdo de Pleno n</text:span><text:span text:style-name="T16">úmero</text:span><text:span text:style-name="T15"> $$NUM_AC_PLENO$$ de fecha $$F_ACUERDO_PLENO$$</text:span><text:span text:style-name="T1"> se aprobó la concesión de subvención $$TIPO_SUBVENCION$$ a </text:span><text:span text:style-name="T7">$$INTERESADO_PRESENTACION$$</text:span><text:span text:style-name="T1"> por importe de </text:span><text:span text:style-name="T2">$$IMPORTE_SUBVENCION$$</text:span><text:span text:style-name="T1"> euros para el </text:span><text:span text:style-name="T5"><text:script script:language="JOOScript">[#if DEL_PROYECTO_ACTIVIDAD_label??][#assign DEL_PROYECTO_ACTIVIDAD=DEL_PROYECTO_ACTIVIDAD_label][/#if]</text:script></text:span><text:span text:style-name="Fuente_20_de_20_párrafo_20_predeter."><text:span text:style-name="T6"><text:text-input text:description="JOOScript">${(DEL_PROYECTO_ACTIVIDAD)!}</text:text-input></text:span></text:span><text:span text:style-name="T1"><text:s/>denominado </text:span><text:span text:style-name="T2">$$NOMBRE_PROYECTO$$</text:span><text:span text:style-name="T1">, de acuerdo con las bases reguladoras de la misma aprobada por </text:span><text:span text:style-name="T3">r</text:span><text:span text:style-name="T1">esolución $$RESOLUCION_APROB_BASES$$.</text:span></text:p>
      <text:p text:style-name="P10"><text:span text:style-name="T19">SEGUNDO</text:span>.- En <text:span text:style-name="T39">el artículo</text:span> $$CLAUSULA_REND_CUENTA$$ de las bases reguladoras de la subvención se establece el plazo y la forma de rendición de la cuenta justificativa:</text:p>
      <text:p text:style-name="P12"><text:span text:style-name="T27"><text:s/></text:span><text:span text:style-name="T29"><text:script script:language="JOOScript">[#if TIPO_RENDICION_CUENTA??][#assign TIPO_RENDICION_CUENTA=TIPO_RENDICION_CUENTA_label][/#if]</text:script></text:span><text:span text:style-name="Fuente_20_de_20_párrafo_20_predeter."><text:span text:style-name="T33"><text:text-input text:description="JOOScript">${(TIPO_RENDICION_CUENTA)!}</text:text-input></text:span></text:span><text:s/></text:p>
      <text:p text:style-name="P17"><text:span text:style-name="T9">TERCERO</text:span><text:span text:style-name="T10">.- Con fecha $$DIA_REGISTRO_SOLIC$$ de $$MES_REGISTRO_SOLIC$$ de $$EJERCICIO_REGISTRO_SOLIC$$ y registro de entrada $$NUM_REGISTRO_SOLIC$$, el/la beneficiario/</text:span><text:span text:style-name="T11">a</text:span><text:span text:style-name="T10"> </text:span><text:span text:style-name="T8">$$INTERESADO_PRESENTACION$$</text:span><text:span text:style-name="T10"> presenta los siguientes documentos acreditativos de la justificación de la subvención concedida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text:span text:style-name="T40">D</text:span><text:span text:style-name="T18">ocumentos acreditativos de la Justificación</text:span></text:p>
          </table:table-cell>
        </table:table-row>
        <table:table-row table:style-name="TableLine2564389642912">
          <table:table-cell table:style-name="Tabla3.A2" office:value-type="string">
            <text:p text:style-name="P22"><text:text-input text:description="JOOScript">${(datos.att0)!}</text:text-input><text:span text:style-name="T20"><text:script script:language="JOOScript">&lt;jooscript&gt;
&lt;insert-around element="table:table-row"&gt;
[#if DOCUMENTOS_JUSTIFICACION??]
[#assign DOCUMENTOS_JUSTIFICACION_AUXILIAR=DOCUMENTOS_JUSTIFICACION]
[/#if]
[#if TAB_DOCUMENTOS_JUSTIFICACION??]
[#assign DOCUMENTOS_JUSTIFICACION_AUXILIAR=TAB_DOCUMENTOS_JUSTIFICACION]
[/#if]
[#if DOCUMENTOS_JUSTIFICACION_AUXILIAR?? &amp;amp;&amp;amp; DOCUMENTOS_JUSTIFICACION_AUXILIAR?is_enumerable]
[#list DOCUMENTOS_JUSTIFICACION_AUXILIAR as datos]
&lt;content/&gt;
[/#list]
[/#if]
&lt;/insert-around&gt;
&lt;/jooscript&gt;
</text:script></text:span></text:p>
          </table:table-cell>
        </table:table-row>
      </table:table>
      <text:p text:style-name="P19"/>
      <text:p text:style-name="P13"><text:span text:style-name="T37">[En caso de justificación no adecuada]</text:span><text:span text:style-name="T19">CUARTO</text:span>.- Analizada la documentación aportada por el/<text:span text:style-name="T31">la</text:span> beneficiario/<text:span text:style-name="T31">a</text:span> se comprueba que la realización de gastos <text:span text:style-name="T39">no </text:span>se ajusta a la forma y los plazos establecidos en las bases reguladoras de la subvención. En consecuencia <text:span text:style-name="T39">no </text:span>se considera justificado el cumplimiento de las obligaciones impuestas y la consecución de los objetivos previstos en el acto de concesión, aplicando los fondos percibidos a la finalidad para la cual se concedieron.</text:p>
      <text:p text:style-name="P14"><text:span text:style-name="T37">[En caso de justificación adecuada]</text:span><text:span text:style-name="T19">CUARTO</text:span>.- Analizada la documentación aportada por el/<text:span text:style-name="T31">la</text:span> beneficiario/<text:span text:style-name="T31">a</text:span> se comprueba que la realización de gastos se ajusta a la forma y los plazos establecidos en las bases reguladoras de la subvención. En consecuencia se considera justificado el cumplimiento de las obligaciones impuestas y la consecución de los objetivos previstos en el acto de concesión, aplicando los fondos percibidos a la finalidad para la cual se concedieron.</text:p>
      <text:p text:style-name="P11">Por todo lo cual, se propone al órgano concedente la aprobación de la cuenta justificativa aportada por el/<text:span text:style-name="T31">la</text:span> beneficiario/<text:span text:style-name="T31">a</text:span>, dando por cumplida la finalidad para la que se concedió la subvención.</text:p>
      <text:p text:style-name="P16"/>
      <text:p text:style-name="P21"><text:soft-page-break/><text:span text:style-name="Fuente_20_de_20_párrafo_20_predeter."><text:span text:style-name="T26"><text:script script:language="JOOScript">[#if FIRMANTES!?length &gt; 1]
	[#assign FIRMANTES_FDO_AUXILIAR="Fdo:"]
	[#assign FIRMANTES_AUXILIAR=FIRMANTES]
[#else]
	[#assign FIRMANTES_FDO_AUXILIAR="Fdo:"]
	[#assign FIRMANTES_AUXILIAR="El/La Técnico/a"]
[/#if]
[#if FIRMANTE_DELEGACION!?length &gt; 1]
		[#assign FIRMANTE_DELEGACION_AUXILIAR=FIRMANTE_DELEGACION]
[/#if]</text:script></text:span></text:span><text:span text:style-name="Fuente_20_de_20_párrafo_20_predeter."><text:span text:style-name="T24"><text:text-input text:description="JOOScript">${(FIRMANTES_FDO_AUXILIAR)!}</text:text-input></text:span></text:span><text:span text:style-name="T30"><text:s/></text:span><text:span text:style-name="Fuente_20_de_20_párrafo_20_predeter."><text:span text:style-name="T25"><text:text-input text:description="JOOScript">${(FIRMANTES_AUXILIAR)!}</text:text-input></text:span></text:span><text:span text:style-name="Fuente_20_de_20_párrafo_20_predeter."><text:span text:style-name="T25"><text:s/></text:span></text:span></text:p>
      <text:p text:style-name="P15"><text:span text:style-name="Fuente_20_de_20_párrafo_20_predeter."><text:span text:style-name="T23"><text:text-input text:description="JOOScript">${(FIRMANTE_DELEGACION_AUXILIAR)!}</text:text-input></text:span></text:span><text:span text:style-name="Fuente_20_de_20_párrafo_20_predeter."><text:span text:style-name="T2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2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3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2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3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2" style:font-size-asian="6pt" style:language-asian="es" style:country-asian="ES" style:font-style-asian="normal" style:font-weight-asian="bold" style:font-name-complex="Calibri2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4</meta:editing-cycles>
    <meta:creation-date>2019-09-12T08:50:52.807000000</meta:creation-date>
    <meta:editing-duration>PT5H55M14S</meta:editing-duration>
    <meta:generator>LibreOffice/7.0.2.2$Windows_X86_64 LibreOffice_project/8349ace3c3162073abd90d81fd06dcfb6b36b994</meta:generator>
    <dc:date>2021-05-07T08:36:04.573000000</dc:date>
    <meta:document-statistic meta:table-count="1" meta:image-count="0" meta:object-count="0" meta:page-count="2" meta:paragraph-count="23" meta:word-count="384" meta:character-count="3041" meta:non-whitespace-character-count="268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